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3.26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8cm" fo:min-width="2.993cm"/>
      <style:paragraph-properties style:writing-mode="lr-tb"/>
    </style:style>
    <style:style style:name="gr4" style:family="graphic" style:parent-style-name="standard">
      <style:graphic-properties draw:fill-color="#ff4000" draw:textarea-horizontal-align="justify" draw:textarea-vertical-align="middle" draw:auto-grow-height="false" fo:min-height="1.338cm" fo:min-width="2.993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338cm" fo:min-width="3.357cm"/>
      <style:paragraph-properties style:writing-mode="lr-tb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</style:style>
    <style:style style:name="gr15" style:family="graphic" style:parent-style-name="objectwithoutfill">
      <style:graphic-properties draw:marker-end="Arrowheads_20_10" draw:marker-end-width="0.3cm" draw:fill="none" draw:textarea-vertical-align="middle"/>
    </style:style>
    <style:style style:name="gr16" style:family="graphic" style:parent-style-name="objectwithoutfill">
      <style:graphic-properties draw:marker-end="Arrowheads_20_11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gr18" style:family="graphic" style:parent-style-name="objectwithoutfill">
      <style:graphic-properties draw:marker-end="Arrowheads_20_14" draw:marker-end-width="0.3cm" draw:fill="none" draw:textarea-vertical-align="middle"/>
    </style:style>
    <style:style style:name="gr19" style:family="graphic" style:parent-style-name="objectwithoutfill">
      <style:graphic-properties draw:marker-end="Arrowheads_20_15" draw:marker-end-width="0.3cm" draw:fill="none" draw:textarea-vertical-align="middle"/>
    </style:style>
    <style:style style:name="gr20" style:family="graphic" style:parent-style-name="objectwithoutfill">
      <style:graphic-properties draw:marker-end="Arrowheads_20_16" draw:marker-end-width="0.3cm" draw:fill="none" draw:textarea-vertical-align="middle"/>
    </style:style>
    <style:style style:name="gr21" style:family="graphic" style:parent-style-name="objectwithoutfill">
      <style:graphic-properties draw:marker-end="Arrowheads_20_17" draw:marker-end-width="0.3cm" draw:fill="none" draw:textarea-vertical-align="middle"/>
    </style:style>
    <style:style style:name="gr22" style:family="graphic" style:parent-style-name="objectwithoutfill">
      <style:graphic-properties draw:marker-end="Arrowheads_20_18" draw:marker-end-width="0.3cm" draw:fill="none" draw:textarea-vertical-align="middle"/>
    </style:style>
    <style:style style:name="gr23" style:family="graphic" style:parent-style-name="objectwithoutfill">
      <style:graphic-properties draw:marker-end="Arrowheads_20_19" draw:marker-end-width="0.3cm" draw:fill="none" draw:textarea-vertical-align="middle"/>
    </style:style>
    <style:style style:name="gr24" style:family="graphic" style:parent-style-name="objectwithoutfill">
      <style:graphic-properties draw:marker-end="Arrowheads_20_20" draw:marker-end-width="0.3cm" draw:fill="none" draw:textarea-vertical-align="middle"/>
    </style:style>
    <style:style style:name="gr25" style:family="graphic" style:parent-style-name="objectwithoutfill">
      <style:graphic-properties draw:marker-end="Arrowheads_20_21" draw:marker-end-width="0.3cm" draw:fill="none" draw:textarea-vertical-align="middle"/>
    </style:style>
    <style:style style:name="gr26" style:family="graphic" style:parent-style-name="objectwithoutfill">
      <style:graphic-properties draw:marker-end="Arrowheads_20_22" draw:marker-end-width="0.3cm" draw:fill="none" draw:textarea-vertical-align="middle"/>
    </style:style>
    <style:style style:name="gr27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28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25" draw:marker-end-width="0.3cm" draw:fill="none" draw:textarea-vertical-align="middle"/>
    </style:style>
    <style:style style:name="gr30" style:family="graphic" style:parent-style-name="objectwithoutfill">
      <style:graphic-properties draw:marker-end="Arrowheads_20_26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27" draw:marker-end-width="0.3cm" draw:fill="none" draw:textarea-vertical-align="middle"/>
    </style:style>
    <style:style style:name="gr32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33" style:family="graphic" style:parent-style-name="objectwithoutfill">
      <style:graphic-properties draw:marker-end="Arrowheads_20_31" draw:marker-end-width="0.3cm" draw:fill="none" draw:textarea-vertical-align="middle"/>
    </style:style>
    <style:style style:name="gr34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35" style:family="graphic" style:parent-style-name="objectwithoutfill">
      <style:graphic-properties draw:marker-end="Arrowheads_20_33" draw:marker-end-width="0.3cm" draw:fill="none" draw:textarea-vertical-align="middle"/>
      <style:paragraph-properties style:writing-mode="lr-tb"/>
    </style:style>
    <style:style style:name="gr36" style:family="graphic" style:parent-style-name="objectwithoutfill">
      <style:graphic-properties draw:marker-end="Arrowheads_20_34" draw:marker-end-width="0.3cm" draw:fill="none" draw:textarea-vertical-align="middle"/>
    </style:style>
    <style:style style:name="gr37" style:family="graphic" style:parent-style-name="objectwithoutfill">
      <style:graphic-properties draw:marker-end="Arrowheads_20_35" draw:marker-end-width="0.3cm" draw:fill="none" draw:textarea-vertical-align="middle"/>
    </style:style>
    <style:style style:name="gr38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37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4000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33cm" svg:height="1.905cm" svg:x="1.317cm" svg:y="1.317cm">
          <draw:text-box>
            <text:p>Note: See Jam45.org for the definitions of the events listed here.</text:p>
            <text:p>Red events are terminal.</text:p>
          </draw:text-box>
        </draw:frame>
        <draw:custom-shape draw:style-name="gr2" draw:text-style-name="P2" xml:id="id1" draw:id="id1" draw:layer="layout" svg:width="3.762cm" svg:height="1.588cm" svg:x="-3.762cm" svg:y="6.079cm">
          <text:p text:style-name="P2">Game Intro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3.493cm" svg:height="1.588cm" svg:x="12.747cm" svg:y="3.222cm">
          <text:p text:style-name="P2">Standard Event 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3.493cm" svg:height="1.588cm" svg:x="16.239cm" svg:y="6.079cm">
          <text:p text:style-name="P2">Briefcas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3.493cm" svg:height="1.588cm" svg:x="1.952cm" svg:y="6.079cm">
          <text:p text:style-name="P2">Standard Event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3.493cm" svg:height="1.588cm" svg:x="7.35cm" svg:y="6.079cm">
          <text:p text:style-name="P2">Standard Event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3.493cm" svg:height="1.588cm" svg:x="21.59cm" svg:y="6.08cm">
          <text:p text:style-name="P2">Standard Event 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8" draw:id="id8" draw:layer="layout" svg:width="3.493cm" svg:height="1.588cm" svg:x="21.59cm" svg:y="9.572cm">
          <text:p text:style-name="P2">Standard Event 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7" draw:id="id7" draw:layer="layout" svg:width="3.493cm" svg:height="1.588cm" svg:x="28.587cm" svg:y="6.08cm">
          <text:p text:style-name="P2">Failure Ev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0cm" svg:y1="6.873cm" svg:x2="1.952cm" svg:y2="6.873cm" draw:start-shape="id1" draw:start-glue-point="7" draw:end-shape="id2" draw:end-glue-point="5" svg:d="M0 6873h1952" svg:viewBox="0 0 1953 1">
          <text:p/>
        </draw:connector>
        <draw:connector draw:style-name="gr6" draw:text-style-name="P4" draw:layer="layout" svg:x1="5.445cm" svg:y1="6.873cm" svg:x2="7.35cm" svg:y2="6.873cm" draw:start-shape="id2" draw:start-glue-point="7" draw:end-shape="id3" draw:end-glue-point="5" svg:d="M5445 6873h1905" svg:viewBox="0 0 1906 1">
          <text:p/>
        </draw:connector>
        <draw:connector draw:style-name="gr7" draw:text-style-name="P6" draw:layer="layout" svg:x1="10.843cm" svg:y1="6.873cm" svg:x2="12.747cm" svg:y2="4.016cm" draw:start-shape="id3" draw:start-glue-point="7" draw:end-shape="id4" draw:end-glue-point="5" svg:d="M10843 6873h952v-2857h952" svg:viewBox="0 0 1905 2858">
          <text:p text:style-name="P5">50%</text:p>
        </draw:connector>
        <draw:connector draw:style-name="gr8" draw:text-style-name="P4" draw:layer="layout" svg:x1="16.24cm" svg:y1="4.016cm" svg:x2="17.986cm" svg:y2="6.079cm" draw:start-shape="id4" draw:start-glue-point="7" draw:end-shape="id5" draw:end-glue-point="4" svg:d="M16240 4016h1746v2063" svg:viewBox="0 0 1747 2064">
          <text:p/>
        </draw:connector>
        <draw:connector draw:style-name="gr9" draw:text-style-name="P6" draw:layer="layout" svg:x1="10.843cm" svg:y1="6.873cm" svg:x2="16.239cm" svg:y2="6.873cm" draw:start-shape="id3" draw:start-glue-point="7" draw:end-shape="id5" draw:end-glue-point="5" svg:d="M10843 6873h5396" svg:viewBox="0 0 5397 1">
          <text:p text:style-name="P5">50%</text:p>
        </draw:connector>
        <draw:connector draw:style-name="gr10" draw:text-style-name="P4" draw:layer="layout" svg:x1="19.732cm" svg:y1="6.873cm" svg:x2="21.59cm" svg:y2="6.874cm" draw:start-shape="id5" draw:start-glue-point="7" draw:end-shape="id6" draw:end-glue-point="5" svg:d="M19732 6873h929v1h929" svg:viewBox="0 0 1859 2">
          <text:p/>
        </draw:connector>
        <draw:connector draw:style-name="gr11" draw:text-style-name="P6" draw:layer="layout" svg:x1="25.083cm" svg:y1="6.874cm" svg:x2="28.587cm" svg:y2="6.874cm" draw:start-shape="id6" draw:start-glue-point="7" draw:end-shape="id7" draw:end-glue-point="5" svg:d="M25083 6874h3504" svg:viewBox="0 0 3505 1">
          <text:p text:style-name="P5">If no</text:p>
          <text:p text:style-name="P5">trades</text:p>
        </draw:connector>
        <draw:connector draw:style-name="gr12" draw:text-style-name="P4" draw:layer="layout" svg:x1="23.337cm" svg:y1="7.668cm" svg:x2="23.337cm" svg:y2="9.572cm" draw:start-shape="id6" draw:start-glue-point="6" draw:end-shape="id8" draw:end-glue-point="4" svg:d="M23337 7668v1904" svg:viewBox="0 0 1 1905">
          <text:p/>
        </draw:connector>
        <draw:custom-shape draw:style-name="gr13" draw:text-style-name="P2" xml:id="id9" draw:id="id9" draw:layer="layout" svg:width="3.857cm" svg:height="1.588cm" svg:x="19.097cm" svg:y="13.382cm">
          <text:p text:style-name="P2">Dad Check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0" draw:id="id10" draw:layer="layout" svg:width="3.493cm" svg:height="1.588cm" svg:x="13.382cm" svg:y="12.43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4" draw:layer="layout" svg:x1="23.337cm" svg:y1="11.16cm" svg:x2="21.026cm" svg:y2="13.382cm" draw:start-shape="id8" draw:start-glue-point="6" draw:end-shape="id9" draw:end-glue-point="4" svg:d="M23337 11160v1112h-2311v1110" svg:viewBox="0 0 2312 2223">
          <text:p/>
        </draw:connector>
        <draw:connector draw:style-name="gr15" draw:text-style-name="P4" draw:layer="layout" svg:x1="19.097cm" svg:y1="14.176cm" svg:x2="16.875cm" svg:y2="13.224cm" draw:start-shape="id9" draw:start-glue-point="5" draw:end-shape="id10" draw:end-glue-point="7" svg:d="M19097 14176h-1111v-952h-1111" svg:viewBox="0 0 2223 953">
          <text:p/>
        </draw:connector>
        <draw:custom-shape draw:style-name="gr3" draw:text-style-name="P2" xml:id="id11" draw:id="id11" draw:layer="layout" svg:width="3.493cm" svg:height="1.588cm" svg:x="6.08cm" svg:y="11.15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4" draw:layer="layout" svg:x1="13.382cm" svg:y1="13.224cm" svg:x2="9.573cm" svg:y2="11.953cm" draw:start-shape="id10" draw:start-glue-point="5" draw:end-shape="id11" draw:end-glue-point="7" svg:d="M13382 13224h-1905v-1271h-1904" svg:viewBox="0 0 3810 1272">
          <text:p/>
        </draw:connector>
        <draw:custom-shape draw:style-name="gr3" draw:text-style-name="P2" xml:id="id12" draw:id="id12" draw:layer="layout" svg:width="3.493cm" svg:height="1.588cm" svg:x="1cm" svg:y="13.7cm">
          <text:p text:style-name="P2">Group A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4" draw:layer="layout" svg:x1="6.08cm" svg:y1="11.953cm" svg:x2="2.747cm" svg:y2="13.7cm" draw:start-shape="id11" draw:start-glue-point="5" draw:end-shape="id12" draw:end-glue-point="4" svg:d="M6080 11953h-3333v1747" svg:viewBox="0 0 3334 1748">
          <text:p/>
        </draw:connector>
        <draw:custom-shape draw:style-name="gr3" draw:text-style-name="P2" xml:id="id18" draw:id="id18" draw:layer="layout" svg:width="3.493cm" svg:height="1.588cm" svg:x="1cm" svg:y="17.50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9" draw:id="id19" draw:layer="layout" svg:width="3.493cm" svg:height="1.588cm" svg:x="1.635cm" svg:y="21.31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0" draw:id="id20" draw:layer="layout" svg:width="3.493cm" svg:height="1.588cm" svg:x="1.952cm" svg:y="24.812cm">
          <text:p text:style-name="P2">Group B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7" draw:id="id17" draw:layer="layout" svg:width="3.493cm" svg:height="1.588cm" svg:x="2.904cm" svg:y="27.987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6" draw:id="id16" draw:layer="layout" svg:width="3.493cm" svg:height="1.588cm" svg:x="6.397cm" svg:y="31.47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5" draw:id="id15" draw:layer="layout" svg:width="3.493cm" svg:height="1.588cm" svg:x="14.335cm" svg:y="30.527cm">
          <text:p text:style-name="P2">Group A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4" draw:id="id14" draw:layer="layout" svg:width="3.493cm" svg:height="1.588cm" svg:x="19.097cm" svg:y="24.812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3" draw:id="id13" draw:layer="layout" svg:width="3.493cm" svg:height="1.588cm" svg:x="17.827cm" svg:y="18.462cm">
          <text:p text:style-name="P2">Group B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4" draw:layer="layout" svg:x1="19.574cm" svg:y1="18.462cm" svg:x2="15.129cm" svg:y2="14.018cm" draw:start-shape="id13" draw:start-glue-point="4" draw:end-shape="id10" draw:end-glue-point="6" svg:d="M19574 18462v-2221h-4445v-2223" svg:viewBox="0 0 4446 4445">
          <text:p/>
        </draw:connector>
        <draw:connector draw:style-name="gr19" draw:text-style-name="P4" draw:layer="layout" svg:x1="20.844cm" svg:y1="24.812cm" svg:x2="19.574cm" svg:y2="20.05cm" draw:start-shape="id14" draw:start-glue-point="4" draw:end-shape="id13" draw:end-glue-point="6" svg:d="M20844 24812v-2380h-1270v-2382" svg:viewBox="0 0 1271 4763">
          <text:p/>
        </draw:connector>
        <draw:connector draw:style-name="gr20" draw:text-style-name="P4" draw:layer="layout" svg:x1="16.081cm" svg:y1="30.527cm" svg:x2="20.844cm" svg:y2="26.4cm" draw:start-shape="id15" draw:end-shape="id14" draw:end-glue-point="6" svg:d="M16081 30527v-2063h4763v-2064" svg:viewBox="0 0 4764 4128">
          <text:p/>
        </draw:connector>
        <draw:connector draw:style-name="gr21" draw:text-style-name="P4" draw:layer="layout" svg:x1="9.89cm" svg:y1="32.273cm" svg:x2="14.335cm" svg:y2="31.321cm" draw:start-shape="id16" draw:start-glue-point="7" draw:end-shape="id15" svg:d="M9890 32273h2222v-952h2223" svg:viewBox="0 0 4446 953">
          <text:p/>
        </draw:connector>
        <draw:connector draw:style-name="gr22" draw:text-style-name="P4" draw:layer="layout" svg:x1="4.651cm" svg:y1="29.575cm" svg:x2="6.397cm" svg:y2="32.273cm" draw:start-shape="id17" draw:start-glue-point="6" draw:end-shape="id16" draw:end-glue-point="5" svg:d="M4651 29575v2698h1746" svg:viewBox="0 0 1747 2699">
          <text:p/>
        </draw:connector>
        <draw:connector draw:style-name="gr23" draw:text-style-name="P4" draw:layer="layout" svg:x1="2.747cm" svg:y1="15.288cm" svg:x2="2.747cm" svg:y2="17.509cm" draw:start-shape="id12" draw:start-glue-point="6" draw:end-shape="id18" draw:end-glue-point="4" svg:d="M2747 15288v2221" svg:viewBox="0 0 1 2222">
          <text:p/>
        </draw:connector>
        <draw:connector draw:style-name="gr24" draw:text-style-name="P4" draw:layer="layout" svg:x1="2.747cm" svg:y1="19.097cm" svg:x2="3.382cm" svg:y2="21.319cm" draw:start-shape="id18" draw:start-glue-point="6" draw:end-shape="id19" draw:end-glue-point="4" svg:d="M2747 19097v1112h635v1110" svg:viewBox="0 0 636 2223">
          <text:p/>
        </draw:connector>
        <draw:connector draw:style-name="gr25" draw:text-style-name="P4" draw:layer="layout" svg:x1="3.382cm" svg:y1="22.907cm" svg:x2="3.699cm" svg:y2="24.812cm" draw:start-shape="id19" draw:start-glue-point="6" draw:end-shape="id20" draw:end-glue-point="4" svg:d="M3382 22907v953h317v952" svg:viewBox="0 0 318 1906">
          <text:p/>
        </draw:connector>
        <draw:connector draw:style-name="gr26" draw:text-style-name="P4" draw:layer="layout" svg:x1="3.699cm" svg:y1="26.4cm" svg:x2="4.651cm" svg:y2="27.987cm" draw:start-shape="id20" draw:start-glue-point="6" draw:end-shape="id17" draw:end-glue-point="4" svg:d="M3699 26400v794h952v793" svg:viewBox="0 0 953 1588">
          <text:p/>
        </draw:connector>
        <draw:custom-shape draw:style-name="gr4" draw:text-style-name="P3" xml:id="id21" draw:id="id21" draw:layer="layout" svg:width="3.493cm" svg:height="1.588cm" svg:x="12.43cm" svg:y="34.337cm">
          <text:p text:style-name="P2">Arrest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6" draw:layer="layout" svg:x1="8.144cm" svg:y1="33.067cm" svg:x2="12.43cm" svg:y2="35.131cm" draw:start-shape="id16" draw:start-glue-point="6" draw:end-shape="id21" draw:end-glue-point="5" svg:d="M8144 33067v2064h4286" svg:viewBox="0 0 4287 2065">
          <text:p text:style-name="P5">If sold oregano</text:p>
          <text:p text:style-name="P5">to undercover</text:p>
          <text:p text:style-name="P5">cop</text:p>
        </draw:connector>
        <draw:custom-shape draw:style-name="gr4" draw:text-style-name="P3" xml:id="id22" draw:id="id22" draw:layer="layout" svg:width="3.493cm" svg:height="1.588cm" svg:x="-0.906cm" svg:y="32.75cm">
          <text:p text:style-name="P2">Godfather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6" draw:layer="layout" svg:x1="2.904cm" svg:y1="28.781cm" svg:x2="0.841cm" svg:y2="32.75cm" draw:start-shape="id17" draw:start-glue-point="5" draw:end-shape="id22" draw:end-glue-point="4" svg:d="M2904 28781h-2063v3969" svg:viewBox="0 0 2064 3970">
          <text:p text:style-name="P5">If mob favor</text:p>
          <text:p text:style-name="P5">is high</text:p>
          <text:p text:style-name="P5">enough</text:p>
        </draw:connector>
        <draw:connector draw:style-name="gr29" draw:text-style-name="P4" draw:layer="layout" svg:x1="2.587cm" svg:y1="33.544cm" svg:x2="6.397cm" svg:y2="32.273cm" draw:start-shape="id22" draw:start-glue-point="7" draw:end-shape="id16" draw:end-glue-point="5" svg:d="M2587 33544h1905v-1271h1905" svg:viewBox="0 0 3811 1272">
          <text:p/>
        </draw:connector>
        <draw:custom-shape draw:style-name="gr4" draw:text-style-name="P3" xml:id="id23" draw:id="id23" draw:layer="layout" svg:width="3.493cm" svg:height="1.588cm" svg:x="21.002cm" svg:y="29.892cm">
          <text:p text:style-name="P2">Thron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6" draw:layer="layout" svg:x1="17.828cm" svg:y1="31.321cm" svg:x2="21.002cm" svg:y2="30.686cm" draw:start-shape="id15" draw:start-glue-point="7" draw:end-shape="id23" draw:end-glue-point="5" svg:d="M17828 31321h1587v-635h1587" svg:viewBox="0 0 3175 636">
          <text:p text:style-name="P5">If devil</text:p>
          <text:p text:style-name="P5">has</text:p>
          <text:p text:style-name="P5">enough</text:p>
          <text:p text:style-name="P5">souls</text:p>
        </draw:connector>
        <draw:connector draw:style-name="gr31" draw:text-style-name="P4" draw:layer="layout" svg:x1="22.749cm" svg:y1="29.892cm" svg:x2="20.844cm" svg:y2="26.4cm" draw:start-shape="id23" draw:start-glue-point="4" draw:end-shape="id14" draw:end-glue-point="6" svg:d="M22749 29892v-1745h-1905v-1747" svg:viewBox="0 0 1906 3493">
          <text:p/>
        </draw:connector>
        <draw:custom-shape draw:style-name="gr4" draw:text-style-name="P3" xml:id="id24" draw:id="id24" draw:layer="layout" svg:width="3.493cm" svg:height="1.588cm" svg:x="10.842cm" svg:y="17.192cm">
          <text:p text:style-name="P2">Badg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6" draw:layer="layout" svg:x1="17.827cm" svg:y1="19.256cm" svg:x2="14.335cm" svg:y2="17.986cm" draw:start-shape="id13" draw:start-glue-point="5" draw:end-shape="id24" draw:end-glue-point="7" svg:d="M17827 19256h-1746v-1270h-1746" svg:viewBox="0 0 3493 1271">
          <text:p text:style-name="P5">If police</text:p>
          <text:p text:style-name="P5">favor is high</text:p>
          <text:p text:style-name="P5">enough</text:p>
        </draw:connector>
        <draw:connector draw:style-name="gr33" draw:text-style-name="P4" draw:layer="layout" svg:x1="12.589cm" svg:y1="17.192cm" svg:x2="15.129cm" svg:y2="14.018cm" draw:start-shape="id24" draw:start-glue-point="4" draw:end-shape="id10" draw:end-glue-point="6" svg:d="M12589 17192v-1586h2540v-1588" svg:viewBox="0 0 2541 3175">
          <text:p/>
        </draw:connector>
        <draw:custom-shape draw:style-name="gr4" draw:text-style-name="P3" xml:id="id26" draw:id="id26" draw:layer="layout" svg:width="3.493cm" svg:height="1.588cm" svg:x="36.242cm" svg:y="21.319cm">
          <text:p text:style-name="P2">Duel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5" draw:id="id25" draw:layer="layout" svg:width="3.493cm" svg:height="1.588cm" svg:x="30.845cm" svg:y="18.462cm">
          <text:p text:style-name="P2">Sorcerer Ev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7" draw:id="id27" draw:layer="layout" svg:width="3.493cm" svg:height="1.588cm" svg:x="24.177cm" svg:y="16.557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4" draw:text-style-name="P6" draw:layer="layout" svg:x1="20.844cm" svg:y1="24.812cm" svg:x2="32.592cm" svg:y2="20.05cm" draw:start-shape="id14" draw:start-glue-point="4" draw:end-shape="id25" draw:end-glue-point="6" svg:d="M20844 24812v-2380h11748v-2382" svg:viewBox="0 0 11749 4763">
          <text:p text:style-name="P5">If has book of dark arts</text:p>
        </draw:connector>
        <draw:connector draw:style-name="gr35" draw:text-style-name="P6" draw:layer="layout" svg:x1="20.844cm" svg:y1="24.812cm" svg:x2="37.989cm" svg:y2="22.907cm" draw:start-shape="id14" draw:start-glue-point="4" draw:end-shape="id26" draw:end-glue-point="6" svg:d="M20844 24812v-952h17145v-953" svg:viewBox="0 0 17146 1906">
          <text:p text:style-name="P5">If has all sorcerer items</text:p>
        </draw:connector>
        <draw:connector draw:style-name="gr36" draw:text-style-name="P4" draw:layer="layout" svg:x1="32.592cm" svg:y1="18.462cm" svg:x2="27.67cm" svg:y2="17.351cm" draw:start-shape="id25" draw:start-glue-point="4" draw:end-shape="id27" draw:end-glue-point="7" svg:d="M32592 18462v-1111h-4922" svg:viewBox="0 0 4923 1112">
          <text:p/>
        </draw:connector>
        <draw:connector draw:style-name="gr37" draw:text-style-name="P4" draw:layer="layout" svg:x1="25.924cm" svg:y1="18.145cm" svg:x2="21.32cm" svg:y2="19.256cm" draw:start-shape="id27" draw:start-glue-point="6" draw:end-shape="id13" draw:end-glue-point="7" svg:d="M25924 18145v1111h-4604" svg:viewBox="0 0 4605 1112">
          <text:p/>
        </draw:connector>
        <draw:custom-shape draw:style-name="gr4" draw:text-style-name="P3" xml:id="id28" draw:id="id28" draw:layer="layout" svg:width="3.493cm" svg:height="1.588cm" svg:x="-6.62cm" svg:y="15.605cm">
          <text:p text:style-name="P2">President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8" draw:text-style-name="P6" draw:layer="layout" svg:x1="1cm" svg:y1="14.494cm" svg:x2="-4.873cm" svg:y2="15.605cm" draw:start-shape="id12" draw:start-glue-point="5" draw:end-shape="id28" draw:end-glue-point="4" svg:d="M1000 14494h-5873v1111" svg:viewBox="0 0 5874 1112">
          <text:p text:style-name="P5">If has enough</text:p>
          <text:p text:style-name="P5">money</text:p>
        </draw:connector>
        <draw:connector draw:style-name="gr39" draw:text-style-name="P4" draw:layer="layout" svg:x1="-4.873cm" svg:y1="17.193cm" svg:x2="1cm" svg:y2="18.303cm" draw:start-shape="id28" draw:start-glue-point="6" draw:end-shape="id18" draw:end-glue-point="5" svg:d="M-4873 17193v1110h5873" svg:viewBox="0 0 5874 111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7T21:02:25.272000000</meta:creation-date>
    <meta:generator>LibreOffice/7.3.3.2$Windows_X86_64 LibreOffice_project/d1d0ea68f081ee2800a922cac8f79445e4603348</meta:generator>
    <dc:date>2022-05-29T13:04:17.657000000</dc:date>
    <meta:editing-duration>PT3H14M58S</meta:editing-duration>
    <meta:editing-cycles>16</meta:editing-cycles>
    <meta:document-statistic meta:object-count="63"/>
  </office:meta>
</office:document-meta>
</file>